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11_Kontakt_użytkownika_z_administratorem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, Administrator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ę się skomunikować z administratorem. Celem komunikacji jest uzyskanie pomocy ze strony administratora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przycisk "Skontaktuj się z administratorem" poprzez kliknięcie na niego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Użytkownik komunikuje się z administratorem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43:54</dc:date>
    <meta:editing-duration>PT2H3M15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18" meta:word-count="63" meta:character-count="580"/>
  </office:meta>
</office:document-meta>
</file>